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fo:background-color="#ffffff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style:line-height-at-least="0.572cm" fo:background-color="#ffffff">
        <style:tab-stops>
          <style:tab-stop style:position="2.579cm"/>
        </style:tab-stops>
      </style:paragraph-properties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>
        <style:tab-stops>
          <style:tab-stop style:position="2.579cm"/>
        </style:tab-stops>
      </style:paragraph-properties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>
        <style:tab-stops>
          <style:tab-stop style:position="2.579cm"/>
        </style:tab-stops>
      </style:paragraph-properties>
      <style:text-properties fo:color="#000000" style:font-name="inherit" style:font-name-asian="Times New Roman1" style:font-name-complex="Arial1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style:line-height-at-least="0.572cm" fo:text-indent="0cm" style:auto-text-indent="false" fo:background-color="#ffffff"/>
    </style:style>
    <style:style style:name="P9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inherit" style:font-name-asian="Times New Roman1" style:font-name-complex="Arial1" style:font-weight-complex="bold"/>
    </style:style>
    <style:style style:name="T3" style:family="text">
      <style:text-properties fo:color="#000000" style:font-name="inherit" style:font-name-asian="Times New Roman1" style:font-name-complex="Arial1"/>
    </style:style>
    <style:style style:name="T4" style:family="text">
      <style:text-properties fo:color="#000000" style:font-name="inherit" fo:font-style="italic" style:font-name-asian="Times New Roman1" style:font-style-asian="italic" style:font-name-complex="Arial1" style:font-style-complex="italic"/>
    </style:style>
    <style:style style:name="T5" style:family="text">
      <style:text-properties fo:color="#000000" style:font-name="inherit" fo:font-weight="bold" style:font-name-asian="Times New Roman1" style:font-weight-asian="bold" style:font-name-complex="Arial1"/>
    </style:style>
    <style:style style:name="T6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7" style:family="text">
      <style:text-properties fo:color="#222222" fo:font-size="9pt" fo:background-color="#ffffff" loext:char-shading-value="0" style:font-size-asian="9pt" style:font-name-complex="Times New Roman1" style:font-size-complex="9pt"/>
    </style:style>
    <style:style style:name="T8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h text:style-name="P1" text:outline-level="3"><text:span text:style-name="T1">IoT Based Safety Gadget for Child Safety Monitoring and Notification</text:span></text:h>
      <text:p text:style-name="Standard"><text:span text:style-name="T7"/></text:p>
      <text:p text:style-name="P4"/>
      <text:list xml:id="list1077690690" text:style-name="WWNum1">
        <text:list-item>
          <text:p text:style-name="P2"><text:span text:style-name="T8">LED</text:span></text:p>
        </text:list-item>
      </text:list>
      <text:p text:style-name="P5"><text:span text:style-name="T2">import</text:span><text:span text:style-name="T3"> RPi.GPIO </text:span><text:span text:style-name="T2">as</text:span><text:span text:style-name="T3"> GPIO </text:span></text:p>
      <text:p text:style-name="P5"><text:span text:style-name="T2">from </text:span><text:span text:style-name="T4">time</text:span><text:span text:style-name="T2"> import</text:span><text:span text:style-name="T3"> sleep </text:span></text:p>
      <text:p text:style-name="P5"><text:span text:style-name="T3">GPIO.setwarnings(</text:span><text:span text:style-name="T2">False</text:span><text:span text:style-name="T3">) </text:span></text:p>
      <text:p text:style-name="P5"><text:span text:style-name="T3">GPIO.setmode(GPIO.BOARD) </text:span></text:p>
      <text:p text:style-name="P5"><text:span text:style-name="T3">GPIO.setup(8, GPIO.OUT, initial=GPIO.LOW) </text:span></text:p>
      <text:p text:style-name="P5"><text:span text:style-name="T3">value to low (off)</text:span></text:p>
      <text:p text:style-name="P5"><text:span text:style-name="T2">while</text:span><text:span text:style-name="T3"> </text:span><text:span text:style-name="T2">True</text:span><text:span text:style-name="T3">: </text:span></text:p>
      <text:p text:style-name="P5"><text:span text:style-name="T3">GPIO.output(8, GPIO.HIGH) </text:span></text:p>
      <text:p text:style-name="P5"><text:span text:style-name="T3">sleep(1) </text:span></text:p>
      <text:p text:style-name="P5"><text:span text:style-name="T3">GPIO.output(8, GPIO.LOW) </text:span></text:p>
      <text:p text:style-name="P6"><text:span text:style-name="T3">sleep(1)<text:tab/></text:span></text:p>
      <text:p text:style-name="P7"/>
      <text:list xml:id="list110647570381986" text:continue-numbering="true" text:style-name="WWNum1">
        <text:list-item>
          <text:p text:style-name="P3"><text:span text:style-name="T5">Traffic Light</text:span></text:p>
        </text:list-item>
      </text:list>
      <text:p text:style-name="P7"/>
      <text:p text:style-name="P6"><text:span text:style-name="T3">from gpiozero import Button, TrafficLights, Buzzer <text:s text:c="3"/></text:span></text:p>
      <text:p text:style-name="P6"><text:span text:style-name="T3">from time import sleep <text:s text:c="3"/></text:span></text:p>
      <text:p text:style-name="P6"><text:span text:style-name="T3"><text:s text:c="4"/></text:span></text:p>
      <text:p text:style-name="P6"><text:span text:style-name="T3">buzzer = Buzzer(15) <text:s text:c="3"/></text:span></text:p>
      <text:p text:style-name="P6"><text:span text:style-name="T3">button = Button(21) <text:s text:c="3"/></text:span></text:p>
      <text:p text:style-name="P6"><text:span text:style-name="T3">lights = TrafficLights(25, 8, 7) <text:s text:c="3"/></text:span></text:p>
      <text:p text:style-name="P6"><text:span text:style-name="T3"><text:s text:c="4"/></text:span></text:p>
      <text:p text:style-name="P6"><text:span text:style-name="T3">while True: <text:s text:c="3"/></text:span></text:p>
      <text:p text:style-name="P6"><text:span text:style-name="T3"><text:s text:c="11"/>button.wait_for_press() <text:s text:c="2"/></text:span></text:p>
      <text:p text:style-name="P6"><text:span text:style-name="T3"><text:s text:c="11"/>buzzer.on() <text:s text:c="2"/></text:span></text:p>
      <text:p text:style-name="P6"><text:span text:style-name="T3"><text:s text:c="11"/>light.green.on() <text:s text:c="3"/></text:span></text:p>
      <text:p text:style-name="P6"><text:span text:style-name="T3"><text:s text:c="11"/>sleep(1) <text:s text:c="3"/></text:span></text:p>
      <text:p text:style-name="P6"><text:span text:style-name="T3"><text:s text:c="11"/>lights.amber.on() <text:s text:c="3"/></text:span></text:p>
      <text:p text:style-name="P6"><text:span text:style-name="T3"><text:s text:c="11"/>sleep(1) <text:s text:c="3"/></text:span></text:p>
      <text:p text:style-name="P6"><text:span text:style-name="T3"><text:s text:c="11"/>lights.red.on() <text:s text:c="3"/></text:span></text:p>
      <text:p text:style-name="P6"><text:span text:style-name="T3"><text:s text:c="11"/>sleep(1) <text:s text:c="3"/></text:span></text:p>
      <text:p text:style-name="P6"><text:span text:style-name="T3"><text:s text:c="11"/>lights.off() <text:s text:c="2"/></text:span></text:p>
      <text:p text:style-name="P6"><text:soft-page-break/><text:span text:style-name="T3"><text:s text:c="11"/>buzzer.off() <text:s/>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SimSun" style:font-family-complex="SimSun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enlighter-k0" style:family="text" style:parent-style-name="Default_20_Paragraph_20_Font"/>
    <style:style style:name="enlighter-text" style:family="text" style:parent-style-name="Default_20_Paragraph_20_Font"/>
    <style:style style:name="enlighter-c0" style:family="text" style:parent-style-name="Default_20_Paragraph_20_Font"/>
    <style:style style:name="enlighter-k10" style:family="text" style:parent-style-name="Default_20_Paragraph_20_Font"/>
    <style:style style:name="enlighter-m1" style:family="text" style:parent-style-name="Default_20_Paragraph_20_Font"/>
    <style:style style:name="enlighter-g1" style:family="text" style:parent-style-name="Default_20_Paragraph_20_Font"/>
    <style:style style:name="enlighter-e0" style:family="text" style:parent-style-name="Default_20_Paragraph_20_Font"/>
    <style:style style:name="enlighter-n1" style:family="text" style:parent-style-name="Default_20_Paragraph_20_Font"/>
    <style:style style:name="enlighter-k1" style:family="text" style:parent-style-name="Default_20_Paragraph_20_Font"/>
    <style:style style:name="enlighter-m0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SimSun" style:font-family-complex="SimSun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3</meta:editing-cycles>
    <meta:creation-date>2022-10-21T07:33:00</meta:creation-date>
    <dc:date>2022-10-28T11:06:45.472040773</dc:date>
    <meta:editing-duration>PT3M12S</meta:editing-duration>
    <meta:generator>LibreOffice/6.4.7.2$Linux_X86_64 LibreOffice_project/40$Build-2</meta:generator>
    <meta:document-statistic meta:table-count="0" meta:image-count="0" meta:object-count="0" meta:page-count="2" meta:paragraph-count="32" meta:word-count="73" meta:character-count="785" meta:non-whitespace-character-count="5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